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[:]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8" office:value-type="string">
            <text:p>2022-08-26_13-08-33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1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8" office:value-type="string">
            <text:p>2022-08-26_21-27-24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食べた物 ">
            <text:p>:m 食べた物 </text:p>
          </table:table-cell>
          <table:table-cell table:style-name="ce11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1" office:value-type="string">
            <text:p>2022-08-27_12-33-16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食べた物 ">
            <text:p>:m 食べた物 </text:p>
          </table:table-cell>
          <table:table-cell table:style-name="ce11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8" office:value-type="string">
            <text:p>2022-08-27_20-53-44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食べた物 ">
            <text:p>:m 食べた物 </text:p>
          </table:table-cell>
          <table:table-cell table:style-name="ce11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4">
            <text:p>14</text:p>
          </table:table-cell>
          <table:table-cell table:style-name="ce11" office:value-type="string">
            <text:p>2022-08-27_14-11-13_000.jpg</text:p>
          </table:table-cell>
          <table:table-cell table:style-name="ce27" office:value-type="string">
            <text:p>:PHOTO 記録 / 文書　/ occasion=~ / for=お父さん：葬儀：案内 / doc=~,other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PHOTO 記録 / 文書　/ occasion=~ / for=お父さん：葬儀：案内 / doc=~,other=~">
            <text:p>:PHOTO 記録 / 文書　/ occasion=~ / for=お父さん：葬儀：案内 / doc=~,other=~</text:p>
          </table:table-cell>
          <table:table-cell table:style-name="ce11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5">
            <text:p>5</text:p>
          </table:table-cell>
          <table:table-cell table:style-name="ce8" office:value-type="string">
            <text:p>2022-08-26_15-49-22_000.jpg</text:p>
          </table:table-cell>
          <table:table-cell table:style-name="ce27" office:value-type="string">
            <text:p>:PHOTO 記録 / 文書　/ occasion=お父さん：葬儀 / for=昇おじさん：連絡先：電話番号：住所 / doc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PHOTO 記録 / 文書　/ occasion=お父さん：葬儀 / for=昇おじさん：連絡先：電話番号：住所 / doc=~,other=~">
            <text:p>:PHOTO 記録 / 文書　/ occasion=お父さん：葬儀 / for=昇おじさん：連絡先：電話番号：住所 / doc=~,other=~</text:p>
          </table:table-cell>
          <table:table-cell table:style-name="ce11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8" office:value-type="string">
            <text:p>2022-08-26_07-48-13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8" office:value-type="string">
            <text:p>2022-08-27_07-46-41_000.jpg</text:p>
          </table:table-cell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8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11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8" office:value-type="string">
            <text:p>2022-08-26_02-31-27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:PHOTO 寝た時刻 / 2022">
            <text:p>:m :PHOTO 寝た時刻 / 2022</text:p>
          </table:table-cell>
          <table:table-cell table:style-name="ce11" table:formula="of:=RIGHT([.B10];[.K10])" office:value-type="string" office:string-value="jpg">
            <text:p>jpg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8" office:value-type="string">
            <text:p>2022-08-26_07-41-13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:PHOTO 起きた時刻 / 2022">
            <text:p>:m :PHOTO 起きた時刻 / 2022</text:p>
          </table:table-cell>
          <table:table-cell table:style-name="ce11" table:formula="of:=RIGHT([.B11];[.K11])" office:value-type="string" office:string-value="jpg">
            <text:p>jpg</text:p>
          </table:table-cell>
          <table:table-cell table:style-name="ce53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8" office:value-type="string">
            <text:p>2022-08-26_16-45-08_000.jpg</text:p>
          </table:table-cell>
          <table:table-cell table:style-name="ce27" office:value-type="string">
            <text:p>-*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-*">
            <text:p>-*</text:p>
          </table:table-cell>
          <table:table-cell table:style-name="ce11" table:formula="of:=RIGHT([.B12];[.K12])" office:value-type="string" office:string-value="jpg">
            <text:p>jpg</text:p>
          </table:table-cell>
          <table:table-cell table:style-name="ce53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8" office:value-type="string">
            <text:p>2022-08-26_17-39-21_000.jpg</text:p>
          </table:table-cell>
          <table:table-cell table:style-name="ce27" office:value-type="string">
            <text:p>:m RES 1*1 / free# JVEMV6 68#_347:1 / 68. theoretical-physics(tp) / topics=量子力学,w=,doc=r-7-A1~1.1.9#2-3.2~,s=~,i=~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RES 1*1 / free# JVEMV6 68#_347:1 / 68. theoretical-physics(tp) / topics=量子力学,w=,doc=r-7-A1~1.1.9#2-3.2~,s=~,i=~,other=~">
            <text:p>:m RES 1*1 / free# JVEMV6 68#_347:1 / 68. theoretical-physics(tp) / topics=量子力学,w=,doc=r-7-A1~1.1.9#2-3.2~,s=~,i=~,other=~</text:p>
          </table:table-cell>
          <table:table-cell table:style-name="ce11" table:formula="of:=RIGHT([.B13];[.K13])" office:value-type="string" office:string-value="jpg">
            <text:p>jpg</text:p>
          </table:table-cell>
          <table:table-cell table:style-name="ce53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8" office:value-type="string">
            <text:p>2022-08-27_01-56-21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:PHOTO 寝た時刻 / 2022">
            <text:p>:m :PHOTO 寝た時刻 / 2022</text:p>
          </table:table-cell>
          <table:table-cell table:style-name="ce11" table:formula="of:=RIGHT([.B14];[.K14])" office:value-type="string" office:string-value="jpg">
            <text:p>jpg</text:p>
          </table:table-cell>
          <table:table-cell table:style-name="ce53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8" office:value-type="string">
            <text:p>2022-08-27_07-45-34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記録 / お酒：飲んだ量">
            <text:p>:m 記録 / お酒：飲んだ量</text:p>
          </table:table-cell>
          <table:table-cell table:style-name="ce11" table:formula="of:=RIGHT([.B15];[.K15])" office:value-type="string" office:string-value="jpg">
            <text:p>jpg</text:p>
          </table:table-cell>
          <table:table-cell table:style-name="ce53" table:formula="of:=FIND(&quot;.&quot;;[.B15];1)" office:value-type="float" office:value="24">
            <text:p>24</text:p>
          </table:table-cell>
          <table:table-cell table:formula="of:=LEN([.B15])" office:value-type="float" office:value="27">
            <text:p>27</text:p>
          </table:table-cell>
          <table:table-cell table:formula="of:=[.J15]-[.I1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3">
            <text:p>13</text:p>
          </table:table-cell>
          <table:table-cell table:style-name="ce8" office:value-type="string">
            <text:p>2022-08-27_14-06-08_000.jpg</text:p>
          </table:table-cell>
          <table:table-cell table:style-name="ce27" office:value-type="string">
            <text:p>:PHOTO 記録 / 文書　/ occasion=お父さん：葬儀、他 / for=葬儀：内容について、いくつかの事項 / doc=~,other=お兄さんが宮崎の家に来て、話をした。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:PHOTO 記録 / 文書　/ occasion=お父さん：葬儀、他 / for=葬儀：内容について、いくつかの事項 / doc=~,other=お兄さんが宮崎の家に来て、話をした。">
            <text:p>:PHOTO 記録 / 文書　/ occasion=お父さん：葬儀、他 / for=葬儀：内容について、いくつかの事項 / doc=~,other=お兄さんが宮崎の家に来て、話をした。</text:p>
          </table:table-cell>
          <table:table-cell table:style-name="ce11" table:formula="of:=RIGHT([.B16];[.K16])" office:value-type="string" office:string-value="jpg">
            <text:p>jpg</text:p>
          </table:table-cell>
          <table:table-cell table:style-name="ce53" table:formula="of:=FIND(&quot;.&quot;;[.B16];1)" office:value-type="float" office:value="24">
            <text:p>24</text:p>
          </table:table-cell>
          <table:table-cell table:formula="of:=LEN([.B16])" office:value-type="float" office:value="27">
            <text:p>27</text:p>
          </table:table-cell>
          <table:table-cell table:formula="of:=[.J16]-[.I1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5">
            <text:p>15</text:p>
          </table:table-cell>
          <table:table-cell table:style-name="ce11" office:value-type="string">
            <text:p>2022-08-27_17-37-13_000.jpg</text:p>
          </table:table-cell>
          <table:table-cell table:style-name="ce27" office:value-type="string">
            <text:p>-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17]=&quot;&quot;;[.C17];CONCATENATE([.C17];&quot; / &quot;;[.E17]))" office:value-type="string" office:string-value="-*">
            <text:p>-*</text:p>
          </table:table-cell>
          <table:table-cell table:style-name="ce11" table:formula="of:=RIGHT([.B17];[.K17])" office:value-type="string" office:string-value="jpg">
            <text:p>jpg</text:p>
          </table:table-cell>
          <table:table-cell table:style-name="ce53" table:formula="of:=FIND(&quot;.&quot;;[.B17];1)" office:value-type="float" office:value="24">
            <text:p>24</text:p>
          </table:table-cell>
          <table:table-cell table:formula="of:=LEN([.B17])" office:value-type="float" office:value="27">
            <text:p>27</text:p>
          </table:table-cell>
          <table:table-cell table:formula="of:=[.J17]-[.I1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6">
            <text:p>16</text:p>
          </table:table-cell>
          <table:table-cell table:style-name="ce8" office:value-type="string">
            <text:p>2022-08-27_17-37-43_000.jpg</text:p>
          </table:table-cell>
          <table:table-cell table:style-name="ce29" office:value-type="string">
            <text:p>:PHOTO 記録 / 文書　/ occasion=お父さん：亡くなった / for=ニチイホーム、訪問：担当の北村さんと面談 / doc=~,other=自分、お兄さん、陽子姉さん、北村さん。初めのうち、所長さんか、男性。４０ぐらいか。</text:p>
          </table:table-cell>
          <table:table-cell table:style-name="ce15"/>
          <table:table-cell table:style-name="ce11"/>
          <table:table-cell table:style-name="ce11"/>
          <table:table-cell table:style-name="ce51" table:formula="of:=IF([.E18]=&quot;&quot;;[.C18];CONCATENATE([.C18];&quot; / &quot;;[.E18]))" office:value-type="string" office:string-value=":PHOTO 記録 / 文書　/ occasion=お父さん：亡くなった / for=ニチイホーム、訪問：担当の北村さんと面談 / doc=~,other=自分、お兄さん、陽子姉さん、北村さん。初めのうち、所長さんか、男性。４０ぐらいか。">
            <text:p>:PHOTO 記録 / 文書　/ occasion=お父さん：亡くなった / for=ニチイホーム、訪問：担当の北村さんと面談 / doc=~,other=自分、お兄さん、陽子姉さん、北村さん。初めのうち、所長さんか、男性。４０ぐらいか。</text:p>
          </table:table-cell>
          <table:table-cell table:style-name="ce11" table:formula="of:=RIGHT([.B18];[.K18])" office:value-type="string" office:string-value="jpg">
            <text:p>jpg</text:p>
          </table:table-cell>
          <table:table-cell table:style-name="ce53" table:formula="of:=FIND(&quot;.&quot;;[.B18];1)" office:value-type="float" office:value="24">
            <text:p>24</text:p>
          </table:table-cell>
          <table:table-cell table:formula="of:=LEN([.B18])" office:value-type="float" office:value="27">
            <text:p>27</text:p>
          </table:table-cell>
          <table:table-cell table:formula="of:=[.J18]-[.I1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1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1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1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11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1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1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1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1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1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1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1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1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1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1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1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1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0"/>
          <table:table-cell table:style-name="ce28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1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0"/>
          <table:table-cell table:style-name="ce46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11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1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10"/>
          <table:table-cell table:style-name="ce1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1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1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11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1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1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1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1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1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1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1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1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1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1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1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1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1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1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1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1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1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1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1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1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1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1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1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1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1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1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1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1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1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1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1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8"/>
          <table:table-cell table:style-name="ce27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1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1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1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20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1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8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1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1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8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11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11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36"/>
          <table:table-cell table:style-name="ce27"/>
          <table:table-cell table:style-name="ce11" table:number-columns-repeated="2"/>
          <table:table-cell table:style-name="ce51"/>
          <table:table-cell table:style-name="ce11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7"/>
          <table:table-cell table:style-name="ce11"/>
          <table:table-cell table:style-name="ce36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7"/>
          <table:table-cell table:style-name="ce11"/>
          <table:table-cell table:style-name="ce8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1"/>
          <table:table-cell table:style-name="ce27" office:value-type="string">
            <text:p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1"/>
          <table:table-cell table:style-name="ce27" office:value-type="string">
            <text:p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1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7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7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8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3])" office:value-type="float" office:value="65">
            <text:p>65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2">
            <text:p>2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3" office:value-type="string">
            <text:p>XXX</text:p>
          </table:table-cell>
          <table:table-cell table:style-name="ce43" table:formula="of:=SUM([.C2:.C241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7">
            <text:p>17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39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0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3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8" table:contains-header="false">
          <table:sort>
            <table:sort-by table:field-number="2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5:Sheet1.C270" table:on-update-keep-styles="true" table:on-update-keep-size="false"/>
        <table:database-range table:name="XXX" table:target-range-address="Sheet1.B265:Sheet1.B265" table:on-update-keep-styles="true" table:on-update-keep-size="false"/>
        <table:database-range table:name="XXX_music" table:target-range-address="Sheet1.B266:Sheet1.B26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8">2022/08/28</text:date>, <text:time>17:21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8-28T17:21:43.54</dc:date>
    <dc:creator>iwabuchi ken</dc:creator>
    <meta:editing-duration>P48DT20H34M8S</meta:editing-duration>
    <meta:editing-cycles>15898</meta:editing-cycles>
    <meta:document-statistic meta:table-count="2" meta:cell-count="916" meta:object-count="0"/>
    <meta:user-defined meta:name="qrichtext">1</meta:user-defined>
  </office:meta>
</office:document-meta>
</file>